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0pt" officeooo:rsid="001d4894" officeooo:paragraph-rsid="001d4894" style:font-size-asian="300pt" style:font-size-complex="300pt"/>
    </style:style>
    <style:style style:name="P2" style:family="paragraph" style:parent-style-name="Standard">
      <style:paragraph-properties fo:text-align="center" style:justify-single-word="false" fo:break-before="column"/>
      <style:text-properties fo:font-size="300pt" officeooo:rsid="001d4894" officeooo:paragraph-rsid="001d4894" style:font-size-asian="300pt" style:font-size-complex="30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2"><text:soft-page-break/>2</text:p>
      <text:p text:style-name="P2"><text:soft-page-break/>3</text:p>
      <text:p text:style-name="P2"><text:soft-page-break/>4</text:p>
      <text:p text:style-name="P2"><text:soft-page-break/>5</text:p>
      <text:p text:style-name="P2"><text:soft-page-break/>6</text:p>
      <text:p text:style-name="P2"><text:soft-page-break/>7</text:p>
      <text:p text:style-name="P2"><text:soft-page-break/>8</text:p>
      <text:p text:style-name="P2"><text:soft-page-break/>9</text:p>
      <text:p text:style-name="P2"><text:soft-page-break/>10</text:p>
      <text:p text:style-name="P2"><text:soft-page-break/>11</text:p>
      <text:p text:style-name="P2"><text:soft-page-break/>12</text:p>
      <text:p text:style-name="P2"><text:soft-page-break/>1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01:44.391328364</meta:creation-date>
    <dc:date>2023-03-02T10:05:09.219539606</dc:date>
    <meta:editing-duration>PT1M45S</meta:editing-duration>
    <meta:editing-cycles>1</meta:editing-cycles>
    <meta:document-statistic meta:table-count="0" meta:image-count="0" meta:object-count="0" meta:page-count="13" meta:paragraph-count="13" meta:word-count="13" meta:character-count="17" meta:non-whitespace-character-count="17"/>
    <meta:generator>LibreOffice/7.2.5.1$Linux_X86_64 LibreOffice_project/20$Build-1</meta:generator>
  </office:meta>
</office:document-meta>
</file>